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Menlo, 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9" style:family="paragraph" style:parent-style-name="Preformatted_20_Text">
      <style:paragraph-properties fo:margin-left="0cm" fo:margin-right="0cm" fo:margin-top="0cm" fo:margin-bottom="0cm" fo:line-height="142%" fo:text-indent="0cm" style:auto-text-indent="false" fo:background-color="#333333" fo:padding="0cm" fo:border="none">
        <style:background-image/>
      </style:paragraph-properties>
    </style:style>
    <style:style style:name="P10" style:family="paragraph" style:parent-style-name="Preformatted_20_Text">
      <style:paragraph-properties fo:margin-top="0cm" fo:margin-bottom="0cm" fo:line-height="142%" fo:background-color="#333333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cm" fo:line-height="142%" fo:background-color="#333333" fo:padding="0cm" fo:border="none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 style:list-style-name="L1">
      <style:text-properties fo:font-size="14pt" style:font-size-asian="14pt" style:font-size-complex="14pt"/>
    </style:style>
    <style:style style:name="P13" style:family="paragraph" style:parent-style-name="Standard" style:list-style-name="L2">
      <style:text-properties fo:font-size="14pt" style:font-size-asian="14pt" style:font-size-complex="14pt"/>
    </style:style>
    <style:style style:name="P14" style:family="paragraph" style:parent-style-name="Standard" style:list-style-name="L4">
      <style:text-properties fo:font-size="14pt" style:font-size-asian="14pt" style:font-size-complex="14pt"/>
    </style:style>
    <style:style style:name="P15" style:family="paragraph" style:parent-style-name="Standard" style:list-style-name="L5">
      <style:text-properties fo:font-size="14pt" style:font-size-asian="14pt" style:font-size-complex="14pt"/>
    </style:style>
    <style:style style:name="P16" style:family="paragraph" style:parent-style-name="Standard" style:list-style-name="L6">
      <style:text-properties fo:font-size="14pt" style:font-size-asian="14pt" style:font-size-complex="14pt"/>
    </style:style>
    <style:style style:name="P17" style:family="paragraph" style:parent-style-name="Standard" style:list-style-name="L7">
      <style:text-properties fo:font-size="14pt" style:font-size-asian="14pt" style:font-size-complex="14pt"/>
    </style:style>
    <style:style style:name="P18" style:family="paragraph" style:parent-style-name="Standard" style:list-style-name="L8">
      <style:text-properties fo:font-size="14pt" style:font-size-asian="14pt" style:font-size-complex="14pt"/>
    </style:style>
    <style:style style:name="P19" style:family="paragraph" style:parent-style-name="Standard" style:list-style-name="L9">
      <style:text-properties fo:font-size="14pt" style:font-size-asian="14pt" style:font-size-complex="14pt"/>
    </style:style>
    <style:style style:name="P20" style:family="paragraph" style:parent-style-name="Standard">
      <style:text-properties fo:font-size="14pt" fo:language="en" fo:country="US" style:font-size-asian="14pt" style:font-size-complex="14pt"/>
    </style:style>
    <style:style style:name="P21" style:family="paragraph" style:parent-style-name="Standard" style:list-style-name="L2">
      <style:text-properties fo:font-size="14pt" fo:language="en" fo:country="US" style:font-size-asian="14pt" style:font-size-complex="14pt"/>
    </style:style>
    <style:style style:name="P22" style:family="paragraph" style:parent-style-name="Standard" style:list-style-name="L3">
      <style:text-properties fo:font-size="14pt" fo:language="en" fo:country="US" style:font-size-asian="14pt" style:font-size-complex="14pt"/>
    </style:style>
    <style:style style:name="P23" style:family="paragraph" style:parent-style-name="Standard" style:list-style-name="L2">
      <style:text-properties fo:font-size="14pt" fo:language="ru" fo:country="RU" style:font-size-asian="14pt" style:font-size-complex="14pt"/>
    </style:style>
    <style:style style:name="P24" style:family="paragraph" style:parent-style-name="Standard" style:list-style-name="L10">
      <style:text-properties fo:font-size="14pt" fo:language="ru" fo:country="RU" style:font-size-asian="14pt" style:font-size-complex="14pt"/>
    </style:style>
    <style:style style:name="P25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Heading_20_3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8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color="#ffffff" style:font-name="Monaco" fo:font-size="11.25pt" fo:background-color="transparent"/>
    </style:style>
    <style:style style:name="T7" style:family="text">
      <style:text-properties fo:color="#ffffff" style:font-name="Monaco" fo:font-size="10pt" fo:background-color="transparent" style:font-size-asian="10pt" style:font-size-complex="10pt"/>
    </style:style>
    <style:style style:name="T8" style:family="text">
      <style:text-properties fo:color="#ffffff" fo:background-color="transparent"/>
    </style:style>
    <style:style style:name="T9" style:family="text">
      <style:text-properties fo:color="#ffffff" fo:font-size="10pt" fo:background-color="transparent" style:font-size-asian="10pt" style:font-size-complex="10pt"/>
    </style:style>
    <style:style style:name="T10" style:family="text">
      <style:text-properties fo:font-variant="normal" fo:text-transform="none" fo:color="#ffffff" style:font-name="Monaco" fo:font-size="11.25pt" fo:letter-spacing="normal" fo:font-style="normal" fo:font-weight="normal" fo:background-color="#333333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a5ea" style:font-name="Monaco" fo:font-size="11.25pt" fo:background-color="transparent"/>
    </style:style>
    <style:style style:name="T13" style:family="text">
      <style:text-properties fo:color="#6da5ea" style:font-name="Monaco" fo:font-size="10pt" fo:background-color="transparent" style:font-size-asian="10pt" style:font-size-complex="10pt"/>
    </style:style>
    <style:style style:name="T14" style:family="text">
      <style:text-properties fo:color="#60a0b0" style:font-name="Monaco" fo:font-size="11.25pt" fo:font-style="italic" fo:background-color="transparent"/>
    </style:style>
    <style:style style:name="T15" style:family="text">
      <style:text-properties fo:color="#60a0b0" style:font-name="Monaco" fo:font-size="10pt" fo:font-style="italic" fo:background-color="transparent" style:font-size-asian="10pt" style:font-size-complex="10pt"/>
    </style:style>
    <style:style style:name="T16" style:family="text">
      <style:text-properties fo:color="#87d139" style:font-name="Monaco" fo:font-size="11.25pt" fo:background-color="transparent"/>
    </style:style>
    <style:style style:name="T17" style:family="text">
      <style:text-properties fo:color="#87d139" style:font-name="Monaco" fo:font-size="10pt" fo:background-color="transparent" style:font-size-asian="10pt" style:font-size-complex="10pt"/>
    </style:style>
    <style:style style:name="T18" style:family="text">
      <style:text-properties fo:color="#97c9d8" style:font-name="Monaco" fo:font-size="10pt" fo:background-color="transparent" style:font-size-asian="10pt" style:font-size-complex="10pt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27" text:outline-level="1">CODECEPTION</text:h>
      <text:p text:style-name="P2"/>
      <text:p text:style-name="P2"/>
      <text:p text:style-name="P3">Оглавление:</text:p>
      <text:p text:style-name="P3"/>
      <text:p text:style-name="P2">Справки<text:tab/><text:tab/><text:tab/><text:tab/><text:tab/><text:tab/><text:tab/><text:tab/><text:tab/><text:tab/><text:tab/><text:span text:style-name="T1">2</text:span></text:p>
      <text:p text:style-name="P2"/>
      <text:list xml:id="list5479983773096537764" text:style-name="L1">
        <text:list-item>
          <text:p text:style-name="P12">Установка<text:tab/><text:tab/><text:tab/><text:tab/><text:tab/><text:tab/><text:tab/><text:tab/><text:tab/><text:tab/><text:span text:style-name="T1">2</text:span></text:p>
        </text:list-item>
        <text:list-item>
          <text:p text:style-name="P12">Конфигурация<text:tab/><text:tab/><text:tab/><text:tab/><text:tab/><text:tab/><text:tab/><text:tab/><text:tab/><text:span text:style-name="T1">2</text:span></text:p>
        </text:list-item>
        <text:list-item>
          <text:p text:style-name="P12">Расширения<text:tab/><text:tab/><text:tab/><text:tab/><text:tab/><text:tab/><text:tab/><text:tab/><text:tab/><text:span text:style-name="T5">6</text:span></text:p>
        </text:list-item>
        <text:list-item>
          <text:p text:style-name="P12">Команды<text:tab/><text:tab/><text:tab/><text:tab/><text:tab/><text:tab/><text:tab/><text:tab/><text:tab/><text:tab/><text:span text:style-name="T1">0</text:span></text:p>
        </text:list-item>
      </text:list>
      <text:p text:style-name="P2"/>
      <text:p text:style-name="P2">Руководство<text:tab/><text:tab/><text:tab/><text:tab/><text:tab/><text:tab/><text:tab/><text:tab/><text:tab/><text:tab/><text:span text:style-name="T1">0</text:span></text:p>
      <text:p text:style-name="P2"/>
      <text:list xml:id="list7330345213811683073" text:style-name="L2">
        <text:list-item>
          <text:p text:style-name="P13">Вступление<text:tab/><text:tab/><text:tab/><text:tab/><text:tab/><text:tab/><text:tab/><text:tab/><text:tab/><text:tab/><text:span text:style-name="T1">0</text:span></text:p>
        </text:list-item>
        <text:list-item>
          <text:p text:style-name="P13">С чего начать<text:tab/><text:tab/><text:tab/><text:tab/><text:tab/><text:tab/><text:tab/><text:tab/><text:tab/><text:span text:style-name="T1">0</text:span></text:p>
        </text:list-item>
        <text:list-item>
          <text:p text:style-name="P13">Приемочное тестирование<text:tab/><text:tab/><text:tab/><text:tab/><text:tab/><text:tab/><text:tab/><text:span text:style-name="T1">0</text:span></text:p>
        </text:list-item>
        <text:list-item>
          <text:p text:style-name="P13">Функциональное тестирование<text:tab/><text:tab/><text:tab/><text:tab/><text:tab/><text:tab/><text:span text:style-name="T1">0</text:span></text:p>
        </text:list-item>
        <text:list-item>
          <text:p text:style-name="P13">Модульное тестирование<text:tab/><text:tab/><text:tab/><text:tab/><text:tab/><text:tab/><text:tab/><text:span text:style-name="T1">0</text:span></text:p>
        </text:list-item>
        <text:list-item>
          <text:p text:style-name="P13">Повторное использование тестового кода<text:tab/><text:tab/><text:tab/><text:tab/><text:tab/><text:span text:style-name="T1">0</text:span></text:p>
        </text:list-item>
        <text:list-item>
          <text:p text:style-name="P21">BDD<text:tab/><text:tab/><text:tab/><text:tab/><text:tab/><text:tab/><text:tab/><text:tab/><text:tab/><text:tab/><text:tab/>0</text:p>
        </text:list-item>
        <text:list-item>
          <text:p text:style-name="P23">Настройки<text:tab/><text:tab/><text:tab/><text:tab/><text:tab/><text:tab/><text:tab/><text:tab/><text:tab/><text:tab/><text:span text:style-name="T1">0</text:span></text:p>
        </text:list-item>
        <text:list-item>
          <text:p text:style-name="P23">Данные<text:tab/><text:tab/><text:tab/><text:tab/><text:tab/><text:tab/><text:tab/><text:tab/><text:tab/><text:tab/><text:span text:style-name="T1">0</text:span></text:p>
        </text:list-item>
        <text:list-item>
          <text:p text:style-name="P23"><text:s/>Веб-серверы<text:tab/><text:tab/><text:tab/><text:tab/><text:tab/><text:tab/><text:tab/><text:tab/><text:tab/><text:span text:style-name="T1">0</text:span></text:p>
        </text:list-item>
        <text:list-item>
          <text:p text:style-name="P23"><text:s/>Покрытие кода<text:tab/><text:tab/><text:tab/><text:tab/><text:tab/><text:tab/><text:tab/><text:tab/><text:tab/><text:span text:style-name="T1">0</text:span></text:p>
        </text:list-item>
        <text:list-item>
          <text:p text:style-name="P23"><text:s/>Непрерывная интеграция<text:tab/><text:tab/><text:tab/><text:tab/><text:tab/><text:tab/><text:tab/><text:span text:style-name="T1">0</text:span></text:p>
        </text:list-item>
        <text:list-item>
          <text:p text:style-name="P23"><text:s/>Параллельное выполнение<text:tab/><text:tab/><text:tab/><text:tab/><text:tab/><text:tab/><text:tab/><text:span text:style-name="T1">0</text:span></text:p>
        </text:list-item>
      </text:list>
      <text:p text:style-name="P2"/>
      <text:p text:style-name="P2">Модули<text:tab/><text:tab/><text:tab/><text:tab/><text:tab/><text:tab/><text:tab/><text:tab/><text:tab/><text:tab/><text:tab/><text:span text:style-name="T1">0</text:span></text:p>
      <text:p text:style-name="P2"/>
      <text:list xml:id="list8365276245093839813" text:style-name="L3">
        <text:list-item>
          <text:p text:style-name="P22">Asserts<text:tab/><text:tab/><text:tab/><text:tab/><text:tab/><text:tab/><text:tab/><text:tab/><text:tab/><text:tab/>0</text:p>
        </text:list-item>
        <text:list-item>
          <text:p text:style-name="P22">Db<text:tab/><text:tab/><text:tab/><text:tab/><text:tab/><text:tab/><text:tab/><text:tab/><text:tab/><text:tab/><text:tab/>0</text:p>
        </text:list-item>
        <text:list-item>
          <text:p text:style-name="P22">Filesystem<text:tab/><text:tab/><text:tab/><text:tab/><text:tab/><text:tab/><text:tab/><text:tab/><text:tab/><text:tab/>0</text:p>
        </text:list-item>
        <text:list-item>
          <text:p text:style-name="P22">PhpBrowser<text:tab/><text:tab/><text:tab/><text:tab/><text:tab/><text:tab/><text:tab/><text:tab/><text:tab/><text:tab/>0</text:p>
        </text:list-item>
        <text:list-item>
          <text:p text:style-name="P22">REST<text:tab/><text:tab/><text:tab/><text:tab/><text:tab/><text:tab/><text:tab/><text:tab/><text:tab/><text:tab/><text:tab/>0</text:p>
        </text:list-item>
        <text:list-item>
          <text:p text:style-name="P22">SOAP<text:tab/><text:tab/><text:tab/><text:tab/><text:tab/><text:tab/><text:tab/><text:tab/><text:tab/><text:tab/>0</text:p>
        </text:list-item>
        <text:list-item>
          <text:p text:style-name="P22">WebDriver<text:tab/><text:tab/><text:tab/><text:tab/><text:tab/><text:tab/><text:tab/><text:tab/><text:tab/><text:tab/>0</text:p>
        </text:list-item>
      </text:list>
      <text:p text:style-name="P2"/>
      <text:p text:style-name="P2">Дополнительные классы<text:tab/><text:tab/><text:tab/><text:tab/><text:tab/><text:tab/><text:tab/><text:tab/><text:span text:style-name="T1">0</text:span></text:p>
      <text:h text:style-name="P28" text:outline-level="1"><text:soft-page-break/>Справки</text:h>
      <text:h text:style-name="P25" text:outline-level="3">Установка</text:h>
      <text:p text:style-name="P2">Установка через <text:span text:style-name="T1">Composer</text:span></text:p>
      <text:p text:style-name="Standard"><text:span text:style-name="T2">1) Скачать и установить </text:span><text:span text:style-name="T3">Composer </text:span><text:a xlink:type="simple" xlink:href="https://getcomposer.org/download/" text:style-name="Internet_20_link" text:visited-style-name="Visited_20_Internet_20_Link">https://getcomposer.org/download/</text:a><text:span text:style-name="T3"> </text:span></text:p>
      <text:p text:style-name="P7"><text:span text:style-name="T4">Для </text:span><text:span text:style-name="T3">Windows </text:span><text:span text:style-name="T4">лучше всего использовать Composer-Setup.exe</text:span></text:p>
      <text:p text:style-name="P7"><text:span text:style-name="T4">2) Установка командой </text:span><text:span text:style-name="Source_20_Text"><text:span text:style-name="T10">composer require codeception/codeception --dev</text:span></text:span></text:p>
      <text:p text:style-name="Standard"><text:span text:style-name="T2">3) Запуск </text:span><text:span text:style-name="T3">codeception </text:span><text:span text:style-name="T2">командой </text:span><text:span text:style-name="Source_20_Text"><text:span text:style-name="T10">vendor/bin/codecept</text:span></text:span></text:p>
      <text:p text:style-name="Standard"><text:span text:style-name="T2">4) Инициализация среды тестирования </text:span><text:span text:style-name="Source_20_Text"><text:span text:style-name="T10">vendor/bin/codecept bootstrap</text:span></text:span></text:p>
      <text:p text:style-name="Standard"><text:span text:style-name="T4">Установка через </text:span><text:span text:style-name="T3">Phar </text:span><text:span text:style-name="T2">скачать можно на странице </text:span><text:a xlink:type="simple" xlink:href="https://codeception.com/install" text:style-name="Internet_20_link" text:visited-style-name="Visited_20_Internet_20_Link">https://codeception.com/install</text:a><text:span text:style-name="T5"> </text:span></text:p>
      <text:p text:style-name="P8"/>
      <text:h text:style-name="P26" text:outline-level="3">Конфигурация</text:h>
      <text:p text:style-name="P2"><text:span text:style-name="T19">Глобальная конфигурация</text:span>:</text:p>
      <text:p text:style-name="P2"><text:tab/>Файл конфигурации <text:span text:style-name="T11">codeception.yml</text:span> генерируется <text:span text:style-name="T11">codecept bootstrap</text:span> командой. Он имеет предварительно настроенные параметры, которые вы можете изменить.</text:p>
      <text:p text:style-name="P2"><text:tab/>Вот глобальные параметры, которые вы можете изменить внутри конфигурации:</text:p>
      <text:list xml:id="list7791671714445036006" text:style-name="L4">
        <text:list-item>
          <text:p text:style-name="P14"><text:span text:style-name="T11">actor</text:span>: Tester: меняет суффикс для классов Actor. Это определяет правило для генерации новых наборов тестов. Если вы измените Tester <text:span text:style-name="T1">to</text:span> Ninja, и создать новый apiтестовый пакет, вы получите ApiNinjaкласс актера.</text:p>
        </text:list-item>
        <text:list-item>
          <text:p text:style-name="P14"><text:span text:style-name="T11">namespace</text:span>: установить пространство имен для тестов. Все новые тесты и вспомогательные классы будут создаваться в этом пространстве имен. Позволяет настроить несколько тестовых настроек для одного бегуна .</text:p>
        </text:list-item>
        <text:list-item>
          <text:p text:style-name="P14"><text:span text:style-name="T11">include</text:span>: []: включить дополнительные конфигурации Codeception для настройки нескольких приложений .</text:p>
        </text:list-item>
        <text:list-item>
          <text:p text:style-name="P14"><text:span text:style-name="T11">paths</text:span> каталоги, используемые Codeception. Значения по умолчанию:</text:p>
        </text:list-item>
      </text:list>
      <text:p text:style-name="P2"/>
      <text:p text:style-name="P9"><text:span text:style-name="Source_20_Text"><text:span text:style-name="T12">paths</text:span></text:span><text:span text:style-name="Source_20_Text"><text:span text:style-name="T6">:</text:span></text:span></text:p>
      <text:p text:style-name="P10"><text:span text:style-name="Source_20_Text"><text:span text:style-name="T8"><text:s text:c="4"/></text:span></text:span><text:span text:style-name="Source_20_Text"><text:span text:style-name="T14"># где хранятся тесты</text:span></text:span></text:p>
      <text:p text:style-name="P10"><text:span text:style-name="Source_20_Text"><text:span text:style-name="T8"><text:s text:c="4"/></text:span></text:span><text:span text:style-name="Source_20_Text"><text:span text:style-name="T12">tests</text:span></text:span><text:span text:style-name="Source_20_Text"><text:span text:style-name="T6">: </text:span></text:span><text:span text:style-name="Source_20_Text"><text:span text:style-name="T16">tests</text:span></text:span></text:p>
      <text:p text:style-name="P10"><text:span text:style-name="Source_20_Text"><text:span text:style-name="T8"><text:s text:c="4"/></text:span></text:span><text:span text:style-name="Source_20_Text"><text:span text:style-name="T14"># каталог для данных</text:span></text:span></text:p>
      <text:p text:style-name="P10"><text:span text:style-name="Source_20_Text"><text:span text:style-name="T8"><text:s text:c="4"/></text:span></text:span><text:span text:style-name="Source_20_Text"><text:span text:style-name="T12">data</text:span></text:span><text:span text:style-name="Source_20_Text"><text:span text:style-name="T6">: </text:span></text:span><text:span text:style-name="Source_20_Text"><text:span text:style-name="T16">tests/_data</text:span></text:span></text:p>
      <text:p text:style-name="P10"><text:span text:style-name="Source_20_Text"><text:span text:style-name="T8"><text:s text:c="4"/></text:span></text:span><text:span text:style-name="Source_20_Text"><text:span text:style-name="T14"># каталог для кода поддержки</text:span></text:span></text:p>
      <text:p text:style-name="P10"><text:span text:style-name="Source_20_Text"><text:span text:style-name="T8"><text:s text:c="4"/></text:span></text:span><text:span text:style-name="Source_20_Text"><text:span text:style-name="T12">support</text:span></text:span><text:span text:style-name="Source_20_Text"><text:span text:style-name="T6">: </text:span></text:span><text:span text:style-name="Source_20_Text"><text:span text:style-name="T16">tests/_support</text:span></text:span></text:p>
      <text:p text:style-name="P10"><text:span text:style-name="Source_20_Text"><text:span text:style-name="T8"><text:s text:c="4"/></text:span></text:span><text:span text:style-name="Source_20_Text"><text:span text:style-name="T14"># каталог для вывода</text:span></text:span></text:p>
      <text:p text:style-name="P10"><text:span text:style-name="Source_20_Text"><text:span text:style-name="T8"><text:s text:c="4"/></text:span></text:span><text:span text:style-name="Source_20_Text"><text:span text:style-name="T12">output</text:span></text:span><text:span text:style-name="Source_20_Text"><text:span text:style-name="T6">: </text:span></text:span><text:span text:style-name="Source_20_Text"><text:span text:style-name="T16">tests/_output</text:span></text:span></text:p>
      <text:p text:style-name="P10"><text:span text:style-name="Source_20_Text"><text:span text:style-name="T8"><text:s text:c="4"/></text:span></text:span><text:span text:style-name="Source_20_Text"><text:span text:style-name="T14"># каталог для конфигурации среды</text:span></text:span></text:p>
      <text:p text:style-name="P10"><text:span text:style-name="Source_20_Text"><text:span text:style-name="T8"><text:s text:c="4"/></text:span></text:span><text:span text:style-name="Source_20_Text"><text:span text:style-name="T12">envs</text:span></text:span><text:span text:style-name="Source_20_Text"><text:span text:style-name="T6">: </text:span></text:span><text:span text:style-name="Source_20_Text"><text:span text:style-name="T16">tests/_envs</text:span></text:span></text:p>
      <text:list xml:id="list4911831121521930932" text:style-name="L5">
        <text:list-item>
          <text:p text:style-name="P15"><text:soft-page-break/><text:span text:style-name="T11">settings</text:span>: предоставить дополнительные параметры для тестового бегуна. Они могут кардинально изменить способ выполнения Codeception. Например, обратите внимание на shuffleпараметр, который позволяет рандомизировать порядок выполнения тестов, и lintпараметр, который включает анализ файла теста (использование php -l) перед его загрузкой.</text:p>
        </text:list-item>
      </text:list>
      <text:p text:style-name="P9"><text:span text:style-name="Source_20_Text"><text:span text:style-name="T13">settings</text:span></text:span><text:span text:style-name="Source_20_Text"><text:span text:style-name="T7">:</text:span></text:span></text:p>
      <text:p text:style-name="P10"><text:span text:style-name="Source_20_Text"><text:span text:style-name="T9"/></text:span></text:p>
      <text:p text:style-name="P10"><text:span text:style-name="Source_20_Text"><text:span text:style-name="T9"><text:s text:c="4"/></text:span></text:span><text:span text:style-name="Source_20_Text"><text:span text:style-name="T15"># имя bootstrap которая будет использоваться</text:span></text:span></text:p>
      <text:p text:style-name="P10"><text:span text:style-name="Source_20_Text"><text:span text:style-name="T9"><text:s text:c="4"/></text:span></text:span><text:span text:style-name="Source_20_Text"><text:span text:style-name="T15"># каждый файл начальной загрузки должен быть</text:span></text:span></text:p>
      <text:p text:style-name="P10"><text:span text:style-name="Source_20_Text"><text:span text:style-name="T9"><text:s text:c="4"/></text:span></text:span><text:span text:style-name="Source_20_Text"><text:span text:style-name="T15"># внутри каталога suite.</text:span></text:span></text:p>
      <text:p text:style-name="P10"><text:span text:style-name="Source_20_Text"><text:span text:style-name="T9"><text:s text:c="4"/></text:span></text:span><text:span text:style-name="Source_20_Text"><text:span text:style-name="T13">bootstrap</text:span></text:span><text:span text:style-name="Source_20_Text"><text:span text:style-name="T7">: </text:span></text:span><text:span text:style-name="Source_20_Text"><text:span text:style-name="T17">_bootstrap.php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включить / отключить синтаксис тестовых файлов перед загрузкой</text:span></text:span></text:p>
      <text:p text:style-name="P10"><text:span text:style-name="Source_20_Text"><text:span text:style-name="T9"><text:s text:c="4"/></text:span></text:span><text:span text:style-name="Source_20_Text"><text:span text:style-name="T15"># для php &lt; 7 exec('php -l') используется</text:span></text:span></text:p>
      <text:p text:style-name="P10"><text:span text:style-name="Source_20_Text"><text:span text:style-name="T9"><text:s text:c="4"/></text:span></text:span><text:span text:style-name="Source_20_Text"><text:span text:style-name="T15"># отключить, если вам нужно ускорить выполнение тестов</text:span></text:span></text:p>
      <text:p text:style-name="P10"><text:span text:style-name="Source_20_Text"><text:span text:style-name="T9"><text:s text:c="4"/></text:span></text:span><text:span text:style-name="Source_20_Text"><text:span text:style-name="T13">lint</text:span></text:span><text:span text:style-name="Source_20_Text"><text:span text:style-name="T7">: </text:span></text:span><text:span text:style-name="Source_20_Text"><text:span text:style-name="T18">tru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рандомизировать порядок испытаний</text:span></text:span></text:p>
      <text:p text:style-name="P10"><text:span text:style-name="Source_20_Text"><text:span text:style-name="T9"><text:s text:c="4"/></text:span></text:span><text:span text:style-name="Source_20_Text"><text:span text:style-name="T13">shuffle</text:span></text:span><text:span text:style-name="Source_20_Text"><text:span text:style-name="T7">: </text:span></text:span><text:span text:style-name="Source_20_Text"><text:span text:style-name="T18">tru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по умолчанию false в Windows</text:span></text:span></text:p>
      <text:p text:style-name="P10"><text:span text:style-name="Source_20_Text"><text:span text:style-name="T9"><text:s text:c="4"/></text:span></text:span><text:span text:style-name="Source_20_Text"><text:span text:style-name="T15"># [ANSICON](https://github.com/adoxa/ansicon) чтобы раскрасить вывод.</text:span></text:span></text:p>
      <text:p text:style-name="P10"><text:span text:style-name="Source_20_Text"><text:span text:style-name="T9"><text:s text:c="4"/></text:span></text:span><text:span text:style-name="Source_20_Text"><text:span text:style-name="T13">colors</text:span></text:span><text:span text:style-name="Source_20_Text"><text:span text:style-name="T7">: </text:span></text:span><text:span text:style-name="Source_20_Text"><text:span text:style-name="T18">tru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Создать отчет XML JUnit, используя строгую схему</text:span></text:span></text:p>
      <text:p text:style-name="P10"><text:span text:style-name="Source_20_Text"><text:span text:style-name="T9"><text:s text:c="4"/></text:span></text:span><text:span text:style-name="Source_20_Text"><text:span text:style-name="T15"># Избегайте добавления в него дополнительных полей отчета, таких как шаги или имена сценариев</text:span></text:span></text:p>
      <text:p text:style-name="P10"><text:span text:style-name="Source_20_Text"><text:span text:style-name="T9"><text:s text:c="4"/></text:span></text:span><text:span text:style-name="Source_20_Text"><text:span text:style-name="T15"># Требуется для отчетов XML на Jenkins CI</text:span></text:span></text:p>
      <text:p text:style-name="P10"><text:span text:style-name="Source_20_Text"><text:span text:style-name="T9"><text:s text:c="4"/></text:span></text:span><text:span text:style-name="Source_20_Text"><text:span text:style-name="T13">strict_xml</text:span></text:span><text:span text:style-name="Source_20_Text"><text:span text:style-name="T7">: </text:span></text:span><text:span text:style-name="Source_20_Text"><text:span text:style-name="T18">fals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Тесты (особенно функциональные) могут занимать много памяти</text:span></text:span></text:p>
      <text:p text:style-name="P10"><text:span text:style-name="Source_20_Text"><text:span text:style-name="T9"><text:s text:c="4"/></text:span></text:span><text:span text:style-name="Source_20_Text"><text:span text:style-name="T15"># Мы установили для них верхний предел по умолчанию.</text:span></text:span></text:p>
      <text:p text:style-name="P10"><text:span text:style-name="Source_20_Text"><text:span text:style-name="T9"><text:s text:c="4"/></text:span></text:span><text:span text:style-name="Source_20_Text"><text:span text:style-name="T13">memory_limit</text:span></text:span><text:span text:style-name="Source_20_Text"><text:span text:style-name="T7">: </text:span></text:span><text:span text:style-name="Source_20_Text"><text:span text:style-name="T17">1024M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Это значение определяет, пытается ли PHPUnit создавать резервные копии глобальных переменных.</text:span></text:span></text:p>
      <text:p text:style-name="P10"><text:span text:style-name="Source_20_Text"><text:span text:style-name="T9"><text:s text:c="4"/></text:span></text:span><text:span text:style-name="Source_20_Text"><text:span text:style-name="T13">backup_globals</text:span></text:span><text:span text:style-name="Source_20_Text"><text:span text:style-name="T7">: </text:span></text:span><text:span text:style-name="Source_20_Text"><text:span text:style-name="T18">tru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PHPUnit может быть строгим в отношении тестов, которые ничего не тестируют</text:span></text:span></text:p>
      <text:p text:style-name="P10"><text:span text:style-name="Source_20_Text"><text:span text:style-name="T9"><text:s text:c="4"/></text:span></text:span><text:span text:style-name="Source_20_Text"><text:span text:style-name="T13">report_useless_tests</text:span></text:span><text:span text:style-name="Source_20_Text"><text:span text:style-name="T7">: </text:span></text:span><text:span text:style-name="Source_20_Text"><text:span text:style-name="T18">false</text:span></text:span></text:p>
      <text:p text:style-name="P11"/>
      <text:p text:style-name="P10"><text:soft-page-break/><text:span text:style-name="Source_20_Text"><text:span text:style-name="T9"><text:s text:c="4"/></text:span></text:span><text:span text:style-name="Source_20_Text"><text:span text:style-name="T15"># PHPUnit может быть строгим в отношении вывода во время тестов.</text:span></text:span></text:p>
      <text:p text:style-name="P10"><text:span text:style-name="Source_20_Text"><text:span text:style-name="T9"><text:s text:c="4"/></text:span></text:span><text:span text:style-name="Source_20_Text"><text:span text:style-name="T13">disallow_test_output</text:span></text:span><text:span text:style-name="Source_20_Text"><text:span text:style-name="T7">: </text:span></text:span><text:span text:style-name="Source_20_Text"><text:span text:style-name="T18">fals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PHPUnit может быть строгим в отношении тестов, которые манипулируют глобальным состоянием.</text:span></text:span></text:p>
      <text:p text:style-name="P10"><text:span text:style-name="Source_20_Text"><text:span text:style-name="T9"><text:s text:c="4"/></text:span></text:span><text:span text:style-name="Source_20_Text"><text:span text:style-name="T13">be_strict_about_changes_to_global_state</text:span></text:span><text:span text:style-name="Source_20_Text"><text:span text:style-name="T7">: </text:span></text:span><text:span text:style-name="Source_20_Text"><text:span text:style-name="T18">false</text:span></text:span></text:p>
      <text:p text:style-name="P11"/>
      <text:p text:style-name="P10"><text:span text:style-name="Source_20_Text"><text:span text:style-name="T9"><text:s text:c="4"/></text:span></text:span><text:span text:style-name="Source_20_Text"><text:span text:style-name="T15"># Зарегистрируйте неполные и пропущенные тесты в отчете junit</text:span></text:span></text:p>
      <text:p text:style-name="P10"><text:span text:style-name="Source_20_Text"><text:span text:style-name="T9"><text:s text:c="4"/></text:span></text:span><text:span text:style-name="Source_20_Text"><text:span text:style-name="T15"># Разделение logging &gt; junit</text:span></text:span></text:p>
      <text:p text:style-name="P10"><text:span text:style-name="Source_20_Text"><text:span text:style-name="T9"><text:s text:c="4"/></text:span></text:span><text:span text:style-name="Source_20_Text"><text:span text:style-name="T13">log_incomplete_skipped</text:span></text:span><text:span text:style-name="Source_20_Text"><text:span text:style-name="T7">: </text:span></text:span><text:span text:style-name="Source_20_Text"><text:span text:style-name="T18">false</text:span></text:span></text:p>
      <text:list xml:id="list433773800288050593" text:style-name="L6">
        <text:list-item>
          <text:p text:style-name="P16"><text:span text:style-name="T11">modules</text:span>: позволяет создать конфигурацию общего модуля для всех включенных пакетов.</text:p>
        </text:list-item>
      </text:list>
      <text:p text:style-name="P9"><text:span text:style-name="Source_20_Text"><text:span text:style-name="T12">modules</text:span></text:span><text:span text:style-name="Source_20_Text"><text:span text:style-name="T6">:</text:span></text:span></text:p>
      <text:p text:style-name="P10"><text:span text:style-name="Source_20_Text"><text:span text:style-name="T8"><text:s text:c="4"/></text:span></text:span><text:span text:style-name="Source_20_Text"><text:span text:style-name="T12">config</text:span></text:span><text:span text:style-name="Source_20_Text"><text:span text:style-name="T6">:</text:span></text:span></text:p>
      <text:p text:style-name="P10"><text:span text:style-name="Source_20_Text"><text:span text:style-name="T8"><text:s text:c="8"/></text:span></text:span><text:span text:style-name="Source_20_Text"><text:span text:style-name="T12">Db</text:span></text:span><text:span text:style-name="Source_20_Text"><text:span text:style-name="T6">:</text:span></text:span></text:p>
      <text:p text:style-name="P10"><text:span text:style-name="Source_20_Text"><text:span text:style-name="T8"><text:s text:c="12"/></text:span></text:span><text:span text:style-name="Source_20_Text"><text:span text:style-name="T12">dsn</text:span></text:span><text:span text:style-name="Source_20_Text"><text:span text:style-name="T6">: </text:span></text:span><text:span text:style-name="Source_20_Text"><text:span text:style-name="T16">''</text:span></text:span></text:p>
      <text:p text:style-name="P10"><text:span text:style-name="Source_20_Text"><text:span text:style-name="T8"><text:s text:c="12"/></text:span></text:span><text:span text:style-name="Source_20_Text"><text:span text:style-name="T12">user</text:span></text:span><text:span text:style-name="Source_20_Text"><text:span text:style-name="T6">: </text:span></text:span><text:span text:style-name="Source_20_Text"><text:span text:style-name="T16">''</text:span></text:span></text:p>
      <text:p text:style-name="P10"><text:span text:style-name="Source_20_Text"><text:span text:style-name="T8"><text:s text:c="12"/></text:span></text:span><text:span text:style-name="Source_20_Text"><text:span text:style-name="T12">password</text:span></text:span><text:span text:style-name="Source_20_Text"><text:span text:style-name="T6">: </text:span></text:span><text:span text:style-name="Source_20_Text"><text:span text:style-name="T16">''</text:span></text:span></text:p>
      <text:p text:style-name="P10"><text:span text:style-name="Source_20_Text"><text:span text:style-name="T8"><text:s text:c="12"/></text:span></text:span><text:span text:style-name="Source_20_Text"><text:span text:style-name="T12">dump</text:span></text:span><text:span text:style-name="Source_20_Text"><text:span text:style-name="T6">: </text:span></text:span><text:span text:style-name="Source_20_Text"><text:span text:style-name="T16">tests/_data/dump.sql</text:span></text:span></text:p>
      <text:list xml:id="list4072728814978071367" text:style-name="L7">
        <text:list-item>
          <text:p text:style-name="P17"><text:span text:style-name="T11">extends</text:span>: позволяет указать файл (относительно <text:span text:style-name="T11">codeception.yml</text:span> файла), который содержит некоторые предварительно определенные значения. Это можно использовать, чтобы всегда использовать одну и ту же конфигурацию для модулей или чего-либо еще.</text:p>
        </text:list-item>
        <text:list-item>
          <text:p text:style-name="P17"><text:span text:style-name="T11">extensions</text:span>: позволяет включать и настраивать расширения Codeception , групповые объекты и пользовательские команды .</text:p>
        </text:list-item>
        <text:list-item>
          <text:p text:style-name="P17"><text:span text:style-name="T11">reporters</text:span>: позволяет изменить репортеров Codeception по умолчанию</text:p>
        </text:list-item>
        <text:list-item>
          <text:p text:style-name="P17"><text:span text:style-name="T11">coverage</text:span>: Настройки CodeCoverage .</text:p>
        </text:list-item>
        <text:list-item>
          <text:p text:style-name="P17"><text:span text:style-name="T11">params</text:span>: позволяет передавать внешние параметры в конфигурацию модуля.</text:p>
        </text:list-item>
        <text:list-item>
          <text:p text:style-name="P17"><text:span text:style-name="T11">gherkin</text:span>: BDD-специфические варианты корнишона .</text:p>
        </text:list-item>
      </text:list>
      <text:p text:style-name="P2"/>
      <text:p text:style-name="P6">Конфигурация <text:span text:style-name="T1">Suit</text:span></text:p>
      <text:p text:style-name="P20"/>
      <text:p text:style-name="P2">Каждый сгенерированный комплект имеет свою собственную конфигурацию внутри каталога, установленную <text:s/><text:span text:style-name="T11">paths</text:span>: <text:span text:style-name="T11">tests</text:span>: параметром конфигурации в <text:span text:style-name="T11">codeception.yml</text:span>. Каждая конфигурация пакета называется как <text:s/><text:span text:style-name="T11">suitename.suite.yml</text:span>. Позволяет включать и настраивать модули и многое другое.</text:p>
      <text:list xml:id="list5502096206366825259" text:style-name="L8">
        <text:list-item>
          <text:p text:style-name="P18"><text:span text:style-name="T11">actor</text:span>: имя класса актера для текущего набора.</text:p>
        </text:list-item>
        <text:list-item>
          <text:p text:style-name="P18"><text:span text:style-name="T11">modules</text:span>: список включенных модулей с их конфигурацией.</text:p>
        </text:list-item>
      </text:list>
      <text:p text:style-name="P2"/>
      <text:p text:style-name="P9"><text:soft-page-break/><text:span text:style-name="Source_20_Text"><text:span text:style-name="T12">modules</text:span></text:span><text:span text:style-name="Source_20_Text"><text:span text:style-name="T6">:</text:span></text:span></text:p>
      <text:p text:style-name="P10"><text:span text:style-name="Source_20_Text"><text:span text:style-name="T8"><text:s text:c="4"/></text:span></text:span><text:span text:style-name="Source_20_Text"><text:span text:style-name="T14"># включенные модули и помощники</text:span></text:span></text:p>
      <text:p text:style-name="P10"><text:span text:style-name="Source_20_Text"><text:span text:style-name="T8"><text:s text:c="4"/></text:span></text:span><text:span text:style-name="Source_20_Text"><text:span text:style-name="T12">enabled</text:span></text:span><text:span text:style-name="Source_20_Text"><text:span text:style-name="T6">:</text:span></text:span></text:p>
      <text:p text:style-name="P10"><text:span text:style-name="Source_20_Text"><text:span text:style-name="T8"><text:s text:c="8"/></text:span></text:span><text:span text:style-name="Source_20_Text"><text:span text:style-name="T14"># встроенные модули перечислены по именам</text:span></text:span></text:p>
      <text:p text:style-name="P10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2">PhpBrowser</text:span></text:span><text:span text:style-name="Source_20_Text"><text:span text:style-name="T6">:</text:span></text:span></text:p>
      <text:p text:style-name="P10"><text:span text:style-name="Source_20_Text"><text:span text:style-name="T8"><text:s text:c="12"/></text:span></text:span><text:span text:style-name="Source_20_Text"><text:span text:style-name="T14"># конфигурация модуля</text:span></text:span></text:p>
      <text:p text:style-name="P10"><text:span text:style-name="Source_20_Text"><text:span text:style-name="T8"><text:s text:c="12"/></text:span></text:span><text:span text:style-name="Source_20_Text"><text:span text:style-name="T12">url</text:span></text:span><text:span text:style-name="Source_20_Text"><text:span text:style-name="T6">: </text:span></text:span><text:span text:style-name="Source_20_Text"><text:span text:style-name="T16">http://localhost</text:span></text:span></text:p>
      <text:p text:style-name="P10"><text:span text:style-name="Source_20_Text"><text:span text:style-name="T8"><text:s text:c="8"/></text:span></text:span><text:span text:style-name="Source_20_Text"><text:span text:style-name="T14"># этот модуль предварительно настроен в глобальной конфигурации</text:span></text:span></text:p>
      <text:p text:style-name="P10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6">Db</text:span></text:span></text:p>
      <text:p text:style-name="P10"/>
      <text:p text:style-name="P10"><text:span text:style-name="Source_20_Text"><text:span text:style-name="T8"><text:s text:c="8"/></text:span></text:span><text:span text:style-name="Source_20_Text"><text:span text:style-name="T14"># имена помощников перечислены по именам классов</text:span></text:span></text:p>
      <text:p text:style-name="P10"><text:span text:style-name="Source_20_Text"><text:span text:style-name="T8"><text:s text:c="8"/></text:span></text:span><text:span text:style-name="Source_20_Text"><text:span text:style-name="T14"># условно их имена начинаются с \</text:span></text:span></text:p>
      <text:p text:style-name="P10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6">\Helper\Acceptance</text:span></text:span></text:p>
      <text:p text:style-name="P10"/>
      <text:p text:style-name="P10"><text:span text:style-name="Source_20_Text"><text:span text:style-name="T8"><text:s text:c="4"/></text:span></text:span><text:span text:style-name="Source_20_Text"><text:span text:style-name="T14"># настройка дополнительных модулей</text:span></text:span></text:p>
      <text:p text:style-name="P10"><text:span text:style-name="Source_20_Text"><text:span text:style-name="T8"><text:s text:c="4"/></text:span></text:span><text:span text:style-name="Source_20_Text"><text:span text:style-name="T14"># может использоваться для модулей, которые в данный момент не включены</text:span></text:span></text:p>
      <text:p text:style-name="P10"><text:span text:style-name="Source_20_Text"><text:span text:style-name="T8"><text:s text:c="4"/></text:span></text:span><text:span text:style-name="Source_20_Text"><text:span text:style-name="T12">config</text:span></text:span><text:span text:style-name="Source_20_Text"><text:span text:style-name="T6">:</text:span></text:span></text:p>
      <text:p text:style-name="P10"><text:span text:style-name="Source_20_Text"><text:span text:style-name="T8"><text:s text:c="8"/></text:span></text:span><text:span text:style-name="Source_20_Text"><text:span text:style-name="T12">WebDriver</text:span></text:span><text:span text:style-name="Source_20_Text"><text:span text:style-name="T6">:</text:span></text:span></text:p>
      <text:p text:style-name="P10"><text:span text:style-name="Source_20_Text"><text:span text:style-name="T8"><text:s text:c="12"/></text:span></text:span><text:span text:style-name="Source_20_Text"><text:span text:style-name="T12">browser</text:span></text:span><text:span text:style-name="Source_20_Text"><text:span text:style-name="T6">: </text:span></text:span><text:span text:style-name="Source_20_Text"><text:span text:style-name="T16">firefox</text:span></text:span></text:p>
      <text:p text:style-name="P10"><text:span text:style-name="Source_20_Text"><text:span text:style-name="T8"><text:s text:c="4"/></text:span></text:span><text:span text:style-name="Source_20_Text"><text:span text:style-name="T14"># список отключенных модулей для этого пакета</text:span></text:span></text:p>
      <text:p text:style-name="P10"><text:span text:style-name="Source_20_Text"><text:span text:style-name="T8"><text:s text:c="4"/></text:span></text:span><text:span text:style-name="Source_20_Text"><text:span text:style-name="T12">disabled</text:span></text:span><text:span text:style-name="Source_20_Text"><text:span text:style-name="T6">:</text:span></text:span></text:p>
      <text:p text:style-name="P10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6">WebDriver</text:span></text:span></text:p>
      <text:list xml:id="list7254895004745679597" text:style-name="L9">
        <text:list-item>
          <text:p text:style-name="P19"><text:span text:style-name="T11">extends</text:span>: позволяет указать файл (относительно <text:span text:style-name="T11">*.suite.yml</text:span> файла), который содержит некоторые предварительно определенные значения. Это можно использовать, чтобы всегда использовать одну и ту же конфигурацию для модулей или чего-либо еще.</text:p>
        </text:list-item>
        <text:list-item>
          <text:p text:style-name="P19"><text:span text:style-name="T11">namespace</text:span>: пространство имен актера по умолчанию, классы поддержки и тесты.</text:p>
        </text:list-item>
        <text:list-item>
          <text:p text:style-name="P19"><text:span text:style-name="T11">suite_namespace</text:span>: пространство имен по умолчанию для новых тестов этого набора (игнорирует <text:span text:style-name="T11">namespace</text:span> опцию)</text:p>
        </text:list-item>
        <text:list-item>
          <text:p text:style-name="P19"><text:span text:style-name="T11">env</text:span>: переопределить любую конфигурацию для каждой среды .</text:p>
        </text:list-item>
        <text:list-item>
          <text:p text:style-name="P19"><text:span text:style-name="T11">groups</text:span>: группы со списком тестов для соответствующей группы.</text:p>
        </text:list-item>
        <text:list-item>
          <text:p text:style-name="P19"><text:span text:style-name="T11">formats</text:span>: форматы со списком классов дополнительных тестовых форматов.</text:p>
        </text:list-item>
        <text:list-item>
          <text:p text:style-name="P19"><text:span text:style-name="T11">coverage</text:span>: предварительные настройки CodeCoverage .</text:p>
        </text:list-item>
        <text:list-item>
          <text:p text:style-name="P19"><text:span text:style-name="T11">gherkin</text:span>: за набор настроек BDD Gherkin .</text:p>
        </text:list-item>
        <text:list-item>
          <text:p text:style-name="P19"><text:span text:style-name="T11">error_level</text:span>: уровень ошибки для бегуна в текущем наборе. Должны быть указаны для модульных, интеграционных, функциональных испытаний Передает значение <text:span text:style-name="T11">error_reporting</text:span> функции.</text:p>
        </text:list-item>
      </text:list>
      <text:p text:style-name="P5"><text:soft-page-break/>Конфигурационные шаблоны <text:span text:style-name="T1">(dist)</text:span></text:p>
      <text:p text:style-name="P4"/>
      <text:p text:style-name="P4">Чтобы предоставить тот же шаблон конфигурации для вашей команды разработчиков, вы можете создать <text:s/><text:span text:style-name="T11">codeception.dist.yml</text:span> файл конфигурации, который будет загружен ранее <text:span text:style-name="T11">codeception.yml</text:span>. Конфигурация <text:span text:style-name="T11">dist</text:span> предоставляет общие параметры, в то время как локальные <text:span text:style-name="T11">codeception.yml</text:span> файлы переопределяют их для каждой установки. Следовательно, <text:span text:style-name="T11">codeception.yml</text:span> должна игнорироваться вашей системой VCS.</text:p>
      <text:p text:style-name="P4"/>
      <text:p text:style-name="P4">Конфигурационные шаблоны также можно использовать для конфигурации пакета, создав <text:s/><text:span text:style-name="T11">suitename.suite.dist.yml</text:span> файл.</text:p>
      <text:p text:style-name="P4"/>
      <text:p text:style-name="P4">Порядок загрузки конфигурации:</text:p>
      <text:list xml:id="list7147764291538293385" text:style-name="L10">
        <text:list-item>
          <text:p text:style-name="P24">codeception.dist.yml</text:p>
        </text:list-item>
        <text:list-item>
          <text:p text:style-name="P24">codeception.yml</text:p>
        </text:list-item>
        <text:list-item>
          <text:p text:style-name="P24">acceptance.suite.dist.yml</text:p>
        </text:list-item>
        <text:list-item>
          <text:p text:style-name="P24">acceptance.suite.yml</text:p>
        </text:list-item>
        <text:list-item>
          <text:p text:style-name="P24">environment config <text:span text:style-name="T1">(</text:span>конфигурация среды<text:span text:style-name="T1">)</text:span></text:p>
        </text:list-item>
      </text:list>
      <text:p text:style-name="P8"/>
      <text:p text:style-name="P2"/>
      <text:h text:style-name="P26" text:outline-level="3">Расширения</text:h>
      <text:p text:style-name="P2"><text:tab/>DotReporter предоставляет меньше подробного вывода для выполнения теста. Как и принтер PHPUnit, он печатает точки «.» Для успешных тестов и «F» для неудач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Menlo, 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мов</meta:initial-creator>
    <meta:creation-date>2019-04-24T07:35:32.21</meta:creation-date>
    <dc:date>2019-04-26T08:12:27.02</dc:date>
    <dc:creator>Евгений Сомов</dc:creator>
    <meta:editing-duration>PT2H19M25S</meta:editing-duration>
    <meta:editing-cycles>46</meta:editing-cycles>
    <meta:generator>OpenOffice/4.1.5$Win32 OpenOffice.org_project/415m1$Build-9789</meta:generator>
    <meta:document-statistic meta:table-count="0" meta:image-count="0" meta:object-count="0" meta:page-count="7" meta:paragraph-count="150" meta:word-count="940" meta:character-count="7644"/>
  </office:meta>
</office:document-meta>
</file>